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erif Condensed" svg:font-family="'DejaVu Serif Condensed'" style:font-family-generic="roman" style:font-pitch="variable"/>
    <style:font-face style:name="DejaVu Sans Condensed" svg:font-family="'DejaVu Sans Condensed'"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微软雅黑" svg:font-family="微软雅黑" style:font-family-generic="system" style:font-pitch="variable"/>
  </office:font-face-decls>
  <office:automatic-styles>
    <style:style style:name="表格1" style:family="table">
      <style:table-properties style:width="17.006cm" fo:margin-left="0cm" table:align="left"/>
    </style:style>
    <style:style style:name="表格1.A" style:family="table-column">
      <style:table-column-properties style:column-width="0.601cm"/>
    </style:style>
    <style:style style:name="表格1.B" style:family="table-column">
      <style:table-column-properties style:column-width="16.404cm"/>
    </style:style>
    <style:style style:name="表格1.A1" style:family="table-cell">
      <style:table-cell-properties fo:padding="0.097cm" fo:border-left="0.05pt solid #000000" fo:border-right="none" fo:border-top="0.05pt solid #000000" fo:border-bottom="0.05pt solid #000000"/>
    </style:style>
    <style:style style:name="表格1.B1" style:family="table-cell">
      <style:table-cell-properties fo:padding="0.097cm" fo:border="0.05pt solid #000000"/>
    </style:style>
    <style:style style:name="P1" style:family="paragraph" style:parent-style-name="Standard">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odeforces 148E report</text:p>
      <text:p text:style-name="P1">题目</text:p>
      <text:p text:style-name="Standard">http://codeforces.com/problemset/problem/148/E</text:p>
      <text:p text:style-name="P1">题目大意</text:p>
      <text:p text:style-name="Standard"><text:tab/>一个公主生气了就要摔花瓶。花瓶是放在n个架子上，每个架子上每次只能取最左边或者最右边的花瓶来摔。每个花瓶有一个价值，公主要摔m个花瓶，问能毁掉的花瓶的最大价值是多少。</text:p>
      <text:p text:style-name="P1">算法分析</text:p>
      <text:p text:style-name="Standard"><text:tab/>可以想到不同架子上的花瓶摔掉的先后次序并不影响最后的价值，每个架子的最大毁坏的价值只和它摔了几个花瓶以及这些花瓶的摔的先后次序有关系。如果我们知道了每个架子上取不同个花瓶的最大毁坏价值，那么最终就是要计算一个方案安排每个架子上拿去毁掉的花瓶数，从而得出一个能得到最大毁坏价值的安排。</text:p>
      <text:p text:style-name="Standard"><text:tab/>因此如果把架子i摔了j个花瓶的毁坏价值是g[ i , j ]的话，那么就是要计算一个毁坏花瓶的方案使得价值最大。由于每次只能够取最左边和最右边的花瓶，所以可以将要拿取的部分看作是一段区间，可以设为gt[ l , r , i ],意思就是[l,r]这段区间内取i个花瓶的最大毁坏价值。根据取花瓶的方式，对于一个架子，可以得出如下的状态转移方程：gt[ l , r , i ] = max( gt[ l + 1 , r , i - 1 ] + w[ l ] , gt[ l , r - 1 , i - 1 ] + w[ r ] );//w[ i ]为架子上第i个花瓶的价值</text:p>
      <text:p text:style-name="Standard">因此又有g[ i , j ] = gt[ 1 , number[ i ] , j ];//number[ i ]为第i个架子的花瓶数</text:p>
      <text:p text:style-name="Standard"><text:tab/>接下来对于所有的架子，可以设f[ i , j ]是前i个架子上选择j个花瓶打掉的最大毁坏价值。这里容易想到一个类似背包模型的转移方程f[ i , j ] = max( f[ i - 1 , j - k ] + g[ i , k ] );f[ n , m ]即是最终的答案。</text:p>
      <text:p text:style-name="Standard"/>
      <text:p text:style-name="P1">参考代码</text:p>
      <table:table table:name="表格1" table:style-name="表格1">
        <table:table-column table:style-name="表格1.A"/>
        <table:table-column table:style-name="表格1.B"/>
        <table:table-row>
          <table:table-cell table:style-name="表格1.A1" office:value-type="string">
            <text:p text:style-name="Table_20_Contents"/>
          </table:table-cell>
          <table:table-cell table:style-name="表格1.B1" office:value-type="string">
            <text:p text:style-name="Table_20_Contents">/*</text:p>
            <text:p text:style-name="Table_20_Contents"><text:s text:c="2"/>CF148E</text:p>
            <text:p text:style-name="Table_20_Contents"><text:s text:c="2"/>2012-02-17</text:p>
            <text:p text:style-name="Table_20_Contents"><text:s text:c="2"/>ACCEPTED</text:p>
            <text:p text:style-name="Table_20_Contents">*/</text:p>
            <text:p text:style-name="Table_20_Contents">#include&lt;iostream&gt;</text:p>
            <text:p text:style-name="Table_20_Contents">#include&lt;cstring&gt;</text:p>
            <text:p text:style-name="Table_20_Contents">#define MAXN 102</text:p>
            <text:p text:style-name="Table_20_Contents">#define MAXM 10002</text:p>
            <text:p text:style-name="Table_20_Contents">using namespace std;</text:p>
            <text:p text:style-name="Table_20_Contents"></text:p>
            <text:p text:style-name="Table_20_Contents">int n , m ;</text:p>
            <text:p text:style-name="Table_20_Contents">int f[ MAXN ][ MAXM ];</text:p>
            <text:p text:style-name="Table_20_Contents">int g[ MAXN ][ MAXN ] , gt[ MAXN ][ MAXN ][ MAXN ];</text:p>
            <text:p text:style-name="Table_20_Contents">int w[ MAXN ][ MAXN ] , v[ MAXN ];</text:p>
            <text:p text:style-name="Table_20_Contents"></text:p>
            <text:p text:style-name="Table_20_Contents">void init()</text:p>
            <text:p text:style-name="Table_20_Contents">{</text:p>
            <text:p text:style-name="Table_20_Contents"><text:s text:c="2"/>cin&gt;&gt;n&gt;&gt;m;</text:p>
            <text:p text:style-name="Table_20_Contents"><text:s text:c="2"/>for( int i = 1 ; i &lt;= n ; ++ i )</text:p>
            <text:p text:style-name="Table_20_Contents"><text:s text:c="4"/>{</text:p>
            <text:p text:style-name="Table_20_Contents"><text:s text:c="6"/>cin&gt;&gt;v[ i ];</text:p>
            <text:p text:style-name="Table_20_Contents"><text:soft-page-break/><text:s text:c="6"/>for( int j = 1 ; j &lt;= v[ i ] ; ++ j )</text:p>
            <text:p text:style-name="Table_20_Contents"><text:s text:c="8"/>cin&gt;&gt;w[ i ][ j ];</text:p>
            <text:p text:style-name="Table_20_Contents"><text:s text:c="4"/>}</text:p>
            <text:p text:style-name="Table_20_Contents"><text:s text:c="2"/>return ;</text:p>
            <text:p text:style-name="Table_20_Contents">}</text:p>
            <text:p text:style-name="Table_20_Contents"></text:p>
            <text:p text:style-name="Table_20_Contents">int max( int a , int b ) { return a &gt; b ? a : b ; }</text:p>
            <text:p text:style-name="Table_20_Contents"></text:p>
            <text:p text:style-name="Table_20_Contents">void dp1()</text:p>
            <text:p text:style-name="Table_20_Contents">{</text:p>
            <text:p text:style-name="Table_20_Contents"><text:s text:c="2"/>int i , j , k , t ;</text:p>
            <text:p text:style-name="Table_20_Contents"></text:p>
            <text:p text:style-name="Table_20_Contents"><text:s text:c="2"/>for( k = 1 ; k &lt;= n ; ++ k )</text:p>
            <text:p text:style-name="Table_20_Contents"><text:s text:c="4"/>{</text:p>
            <text:p text:style-name="Table_20_Contents"><text:s text:c="6"/>for( t = 1 ; t &lt;= v[ k ] ; ++ t )</text:p>
            <text:p text:style-name="Table_20_Contents"><text:s text:c="8"/>{</text:p>
            <text:p text:style-name="Table_20_Contents"><text:s text:c="10"/>for( i = 1 ; i &lt;= v[ k ] ; ++ i )</text:p>
            <text:p text:style-name="Table_20_Contents"><text:s text:c="12"/>{</text:p>
            <text:p text:style-name="Table_20_Contents"><text:s text:c="14"/>gt[ i ][ i ][ t ] = w[ k ][ i ];</text:p>
            <text:p text:style-name="Table_20_Contents"><text:s text:c="14"/>for( j = 1 ; i + j &lt;= v[ k ] ; ++ j )</text:p>
            <text:p text:style-name="Table_20_Contents"><text:s text:c="16"/>{</text:p>
            <text:p text:style-name="Table_20_Contents"><text:s text:c="18"/>gt[ i ][ i + j ][ t ] = max( gt[ i + 1 ][ i + j ][ t - 1 ] + w[ k ][ i ] , gt[ i ][ i + j - 1 ][ t - 1 ] + w[ k ][ i + j ] );</text:p>
            <text:p text:style-name="Table_20_Contents"><text:s text:c="18"/>//g[ k ][ t ] = g[ k ][ t ] &gt; gt[ i ][ i + j ][ t - 1 ] ? g[ k ][ t ] : gt[ i ][ i + j ][ t ];</text:p>
            <text:p text:style-name="Table_20_Contents"><text:s text:c="16"/>}</text:p>
            <text:p text:style-name="Table_20_Contents"><text:s text:c="12"/>}</text:p>
            <text:p text:style-name="Table_20_Contents"><text:s text:c="10"/>g[ k ][ t ] = gt[ 1 ][ v[ k ] ][ t ];</text:p>
            <text:p text:style-name="Table_20_Contents"><text:s text:c="8"/>}</text:p>
            <text:p text:style-name="Table_20_Contents"><text:s text:c="4"/>}</text:p>
            <text:p text:style-name="Table_20_Contents"><text:s text:c="2"/>//test</text:p>
            <text:p text:style-name="Table_20_Contents"><text:s text:c="2"/>/*</text:p>
            <text:p text:style-name="Table_20_Contents"><text:s text:c="2"/>for( i = 1 ; i &lt;= n ; ++ i )</text:p>
            <text:p text:style-name="Table_20_Contents"><text:s text:c="4"/>{</text:p>
            <text:p text:style-name="Table_20_Contents"><text:s text:c="6"/>for( j = 1 ; j &lt;= v[ i ] ; ++ j )</text:p>
            <text:p text:style-name="Table_20_Contents"><text:s text:c="8"/>cout&lt;&lt;g[ i ][ j ]&lt;&lt;" ";</text:p>
            <text:p text:style-name="Table_20_Contents"><text:s text:c="6"/>cout&lt;&lt;"\n";</text:p>
            <text:p text:style-name="Table_20_Contents"><text:s text:c="4"/>}</text:p>
            <text:p text:style-name="Table_20_Contents"><text:s text:c="2"/>*/</text:p>
            <text:p text:style-name="Table_20_Contents"><text:s text:c="2"/>return ;</text:p>
            <text:p text:style-name="Table_20_Contents">}</text:p>
            <text:p text:style-name="Table_20_Contents"></text:p>
            <text:p text:style-name="Table_20_Contents">void dp2()</text:p>
            <text:p text:style-name="Table_20_Contents">{</text:p>
            <text:p text:style-name="Table_20_Contents"><text:soft-page-break/><text:s text:c="2"/>int i , j , k ;</text:p>
            <text:p text:style-name="Table_20_Contents"><text:s text:c="2"/>memset( f , 0 , sizeof( f ) );</text:p>
            <text:p text:style-name="Table_20_Contents"></text:p>
            <text:p text:style-name="Table_20_Contents"><text:s text:c="2"/>for( i = 1 ; i &lt;= n ; ++ i )</text:p>
            <text:p text:style-name="Table_20_Contents"><text:s text:c="4"/>{</text:p>
            <text:p text:style-name="Table_20_Contents"><text:s text:c="6"/>for( j = 1 ; j &lt;= m ; ++ j )</text:p>
            <text:p text:style-name="Table_20_Contents"><text:s text:c="8"/>for( k = 0 ; k &lt;= v[ i ] ; ++ k )</text:p>
            <text:p text:style-name="Table_20_Contents"><text:s text:c="10"/>if( j - k &gt;= 0 and f[ i ][ j ] &lt; f[ i - 1 ][ j - k ] + g[ i ][ k ] )</text:p>
            <text:p text:style-name="Table_20_Contents"><text:s text:c="12"/>f[ i ][ j ] = f[ i - 1 ][ j - k ] + g[ i ][ k ];</text:p>
            <text:p text:style-name="Table_20_Contents"><text:s text:c="4"/>}</text:p>
            <text:p text:style-name="Table_20_Contents"><text:s text:c="2"/>cout&lt;&lt;f[ n ][ m ]&lt;&lt;"\n";</text:p>
            <text:p text:style-name="Table_20_Contents"><text:s text:c="2"/>return ;</text:p>
            <text:p text:style-name="Table_20_Contents">}</text:p>
            <text:p text:style-name="Table_20_Contents"></text:p>
            <text:p text:style-name="Table_20_Contents">int main()</text:p>
            <text:p text:style-name="Table_20_Contents">{</text:p>
            <text:p text:style-name="Table_20_Contents"></text:p>
            <text:p text:style-name="Table_20_Contents"><text:s text:c="2"/>init();</text:p>
            <text:p text:style-name="Table_20_Contents"></text:p>
            <text:p text:style-name="Table_20_Contents"><text:s text:c="2"/>dp1();</text:p>
            <text:p text:style-name="Table_20_Contents"></text:p>
            <text:p text:style-name="Table_20_Contents"><text:s text:c="2"/>dp2();</text:p>
            <text:p text:style-name="Table_20_Contents"></text:p>
            <text:p text:style-name="Table_20_Contents"><text:s text:c="2"/>return 0;</text:p>
            <text:p text:style-name="Table_20_Contents">}</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erif Condensed" svg:font-family="'DejaVu Serif Condensed'" style:font-family-generic="roman" style:font-pitch="variable"/>
    <style:font-face style:name="DejaVu Sans Condensed" svg:font-family="'DejaVu Sans Condensed'"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微软雅黑" svg:font-family="微软雅黑"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DejaVu Serif Condensed"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Condensed" fo:font-size="14pt" style:font-name-asian="微软雅黑"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stapolur </meta:initial-creator>
    <meta:creation-date>2012-02-17T19:01:47</meta:creation-date>
    <dc:date>2012-02-17T19:54:48</dc:date>
    <dc:creator>gestapolur </dc:creator>
    <meta:editing-duration>PT53M2S</meta:editing-duration>
    <meta:editing-cycles>9</meta:editing-cycles>
    <meta:generator>LibreOffice/3.4$Linux LibreOffice_project/340m1$Build-402</meta:generator>
    <meta:document-statistic meta:table-count="1" meta:image-count="0" meta:object-count="0" meta:page-count="3" meta:paragraph-count="100" meta:word-count="693" meta:character-count="2524" meta:non-whitespace-character-count="1660"/>
  </office:meta>
</office:document-meta>
</file>